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8cm" svg:height="3.3cm" svg:x="6.3cm" svg:y="16.7cm">
          <text:p text:style-name="P1">Tourner de</text:p>
          <text:p text:style-name="P1">90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cm" svg:height="3.3cm" svg:x="14cm" svg:y="9.8cm">
          <text:p text:style-name="P1">Dét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9.8cm" svg:height="10.5cm" svg:x="1.1cm" svg:y="5.1cm">
          <text:p text:style-name="P1">Avancer tout</text:p>
          <text:p text:style-name="P1">Droi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cm" svg:height="3.3cm" svg:x="14cm" svg:y="18.6cm">
          <text:p text:style-name="P1">Ro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cm" svg:height="3.9cm" svg:x="1.9cm" svg:y="9.9cm">
          <text:p text:style-name="P1">Proximité</text:p>
          <text:p text:style-name="P1">Du m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.3cm" svg:x="6.9cm" svg:y="10.5cm">
          <text:p text:style-name="P1">Accélé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9cm" svg:y1="10.35cm" svg:x2="14cm" svg:y2="11.45cm" draw:start-shape="id1" draw:start-glue-point="10" draw:end-shape="id2" draw:end-glue-point="6" svg:d="m10900 10350 3100 1100" svg:viewBox="0 0 3101 1101">
          <text:p/>
        </draw:connector>
        <draw:connector draw:style-name="gr2" draw:text-style-name="P1" draw:layer="layout" draw:type="line" svg:x1="15.9cm" svg:y1="13.1cm" svg:x2="15.9cm" svg:y2="18.6cm" draw:start-shape="id2" draw:start-glue-point="8" draw:end-shape="id3" draw:end-glue-point="4" svg:d="m15900 13100v5500" svg:viewBox="0 0 1 5501">
          <text:p/>
        </draw:connector>
        <draw:connector draw:style-name="gr2" draw:text-style-name="P1" draw:layer="layout" draw:type="curve" svg:x1="15.9cm" svg:y1="9.8cm" svg:x2="6cm" svg:y2="5.1cm" draw:start-shape="id2" draw:start-glue-point="4" draw:end-shape="id1" draw:end-glue-point="4" svg:d="m15900 9800c0-7801-9900-5451-9900-4700" svg:viewBox="0 0 9901 5623">
          <text:p/>
        </draw:connector>
        <draw:connector draw:style-name="gr2" draw:text-style-name="P1" draw:layer="layout" draw:type="curve" svg:x1="14cm" svg:y1="20.25cm" svg:x2="10.1cm" svg:y2="18.35cm" draw:start-shape="id3" draw:start-glue-point="6" draw:end-shape="id4" draw:end-glue-point="10" svg:d="m14000 20250c-2923 0-974-1900-3900-1900" svg:viewBox="0 0 3901 1901">
          <text:p/>
        </draw:connector>
        <draw:custom-shape draw:style-name="gr1" draw:text-style-name="P1" xml:id="id5" draw:id="id5" draw:layer="layout" svg:width="3.8cm" svg:height="3.3cm" svg:x="6.4cm" svg:y="20.4cm">
          <text:p text:style-name="P1">Demi-to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4cm" svg:y1="20.25cm" svg:x2="10.2cm" svg:y2="22.05cm" draw:start-shape="id3" draw:start-glue-point="6" draw:end-shape="id5" draw:end-glue-point="10" svg:d="m14000 20250c-2848 0-949 1800-3800 1800" svg:viewBox="0 0 3801 1801">
          <text:p/>
        </draw:connector>
        <draw:frame draw:style-name="gr3" draw:layer="layout" svg:width="1.912cm" svg:height="0.962cm" svg:x="14.3cm" svg:y="4.8cm">
          <draw:text-box>
            <text:p/>
          </draw:text-box>
        </draw:frame>
        <draw:frame draw:style-name="gr3" draw:layer="layout" svg:width="1.912cm" svg:height="0.962cm" svg:x="15cm" svg:y="5.4cm">
          <draw:text-box>
            <text:p>NON</text:p>
          </draw:text-box>
        </draw:frame>
        <draw:frame draw:style-name="gr3" draw:layer="layout" svg:width="1.632cm" svg:height="0.962cm" svg:x="16.3cm" svg:y="15.6cm">
          <draw:text-box>
            <text:p>OUI</text:p>
          </draw:text-box>
        </draw:frame>
        <draw:frame draw:style-name="gr4" draw:layer="layout" svg:width="3.779cm" svg:height="1cm" svg:x="11cm" svg:y="17.6cm">
          <draw:text-box>
            <text:p>Intersection</text:p>
          </draw:text-box>
        </draw:frame>
        <draw:frame draw:style-name="gr3" draw:layer="layout" svg:width="2.898cm" svg:height="0.962cm" svg:x="11.2cm" svg:y="22.3cm">
          <draw:text-box>
            <text:p>Impasse</text:p>
          </draw:text-box>
        </draw:frame>
        <draw:connector draw:style-name="gr2" draw:text-style-name="P1" draw:layer="layout" draw:type="curve" svg:x1="6.4cm" svg:y1="22.05cm" svg:x2="6cm" svg:y2="15.6cm" draw:start-shape="id5" draw:start-glue-point="6" draw:end-shape="id1" draw:end-glue-point="8" svg:d="m6400 22050c-751 0-626-2025-538-2737s138-112 138-3713" svg:viewBox="0 0 606 6451">
          <text:p/>
        </draw:connector>
        <draw:connector draw:style-name="gr2" draw:text-style-name="P1" draw:layer="layout" draw:type="curve" svg:x1="8.2cm" svg:y1="16.7cm" svg:x2="6cm" svg:y2="15.6cm" draw:start-shape="id4" draw:start-glue-point="4" draw:end-shape="id1" draw:end-glue-point="8" svg:d="m8200 16700c0-823-2200-274-2200-1100" svg:viewBox="0 0 220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6-03-02T14:25:35</meta:creation-date>
    <dc:date>2016-03-02T14:39:45</dc:date>
    <dc:creator>paul </dc:creator>
    <meta:editing-duration>PT6M40S</meta:editing-duration>
    <meta:editing-cycles>5</meta:editing-cycles>
    <meta:generator>LibreOffice/3.5$Linux_X86_64 LibreOffice_project/350m1$Build-2</meta:generator>
    <meta:document-statistic meta:object-count="19"/>
  </office:meta>
</office:document-meta>
</file>